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2.8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008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2" table:visibility="collapse" table:default-cell-style-name="ce3"/>
        <table:table-column table:style-name="co3" table:visibility="collapse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Source Date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sult</text:p>
          </table:table-cell>
        </table:table-row>
        <table:table-row table:style-name="ro2">
          <table:table-cell office:value-type="string" calcext:value-type="string">
            <text:p>1 Jan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New Year's Da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E2];TEXT([.F2];&quot;00&quot;);TEXT([.G2];&quot;00&quot;))" office:value-type="string" office:string-value="20220101" calcext:value-type="string">
            <text:p>20220101</text:p>
          </table:table-cell>
          <table:table-cell table:formula="of:=&quot;&quot;&quot;Date&quot;&quot;:&quot;&quot;&quot; &amp;[.$H2] &amp;&quot;&quot;&quot;&quot;" office:value-type="string" office:string-value="&quot;Date&quot;:&quot;20220101&quot;" calcext:value-type="string">
            <text:p>"Date":"20220101"</text:p>
          </table:table-cell>
          <table:table-cell table:formula="of:=&quot;&quot;&quot;DateDescription&quot;&quot;:&quot;&quot;&quot; &amp;[.$C2] &amp;&quot;&quot;&quot;&quot;" office:value-type="string" office:string-value="&quot;DateDescription&quot;:&quot;New Year's Day&quot;" calcext:value-type="string">
            <text:p>"DateDescription":"New Year's Day"</text:p>
          </table:table-cell>
          <table:table-cell table:formula="of:=COM.MICROSOFT.CONCAT(&quot;{&quot;;[.I2];&quot;,&quot;;[.J2];&quot;},&quot;)" office:value-type="string" office:string-value="{&quot;Date&quot;:&quot;20220101&quot;,&quot;DateDescription&quot;:&quot;New Year's Day&quot;}," calcext:value-type="string">
            <text:p>{"Date":"20220101","DateDescription":"New Year's Day"},</text:p>
          </table:table-cell>
        </table:table-row>
        <table:table-row table:style-name="ro3">
          <table:table-cell office:value-type="string" calcext:value-type="string">
            <text:p>6 Jan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CONCAT([.E3];TEXT([.F3];&quot;00&quot;);TEXT([.G3];&quot;00&quot;))" office:value-type="string" office:string-value="20220106" calcext:value-type="string">
            <text:p>20220106</text:p>
          </table:table-cell>
          <table:table-cell table:formula="of:=&quot;&quot;&quot;Date&quot;&quot;:&quot;&quot;&quot; &amp;[.$H3] &amp;&quot;&quot;&quot;&quot;" office:value-type="string" office:string-value="&quot;Date&quot;:&quot;20220106&quot;" calcext:value-type="string">
            <text:p>"Date":"20220106"</text:p>
          </table:table-cell>
          <table:table-cell table:formula="of:=&quot;&quot;&quot;DateDescription&quot;&quot;:&quot;&quot;&quot; &amp;[.$C3] &amp;&quot;&quot;&quot;&quot;" office:value-type="string" office:string-value="&quot;DateDescription&quot;:&quot;Epiphany&quot;" calcext:value-type="string">
            <text:p>"DateDescription":"Epiphany"</text:p>
          </table:table-cell>
          <table:table-cell table:formula="of:=COM.MICROSOFT.CONCAT(&quot;{&quot;;[.I3];&quot;,&quot;;[.J3];&quot;},&quot;)" office:value-type="string" office:string-value="{&quot;Date&quot;:&quot;20220106&quot;,&quot;DateDescription&quot;:&quot;Epiphany&quot;}," calcext:value-type="string">
            <text:p>{"Date":"20220106","DateDescription":"Epiphany"},</text:p>
          </table:table-cell>
        </table:table-row>
        <table:table-row table:style-name="ro2">
          <table:table-cell office:value-type="string" calcext:value-type="string">
            <text:p>7 Mar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Green Monda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COM.MICROSOFT.CONCAT([.E4];TEXT([.F4];&quot;00&quot;);TEXT([.G4];&quot;00&quot;))" office:value-type="string" office:string-value="20220315" calcext:value-type="string">
            <text:p>20220315</text:p>
          </table:table-cell>
          <table:table-cell table:formula="of:=&quot;&quot;&quot;Date&quot;&quot;:&quot;&quot;&quot; &amp;[.$H4] &amp;&quot;&quot;&quot;&quot;" office:value-type="string" office:string-value="&quot;Date&quot;:&quot;20220315&quot;" calcext:value-type="string">
            <text:p>"Date":"20220315"</text:p>
          </table:table-cell>
          <table:table-cell table:formula="of:=&quot;&quot;&quot;DateDescription&quot;&quot;:&quot;&quot;&quot; &amp;[.$C4] &amp;&quot;&quot;&quot;&quot;" office:value-type="string" office:string-value="&quot;DateDescription&quot;:&quot;Green Monday&quot;" calcext:value-type="string">
            <text:p>"DateDescription":"Green Monday"</text:p>
          </table:table-cell>
          <table:table-cell table:formula="of:=COM.MICROSOFT.CONCAT(&quot;{&quot;;[.I4];&quot;,&quot;;[.J4];&quot;},&quot;)" office:value-type="string" office:string-value="{&quot;Date&quot;:&quot;20220315&quot;,&quot;DateDescription&quot;:&quot;Green Monday&quot;}," calcext:value-type="string">
            <text:p>{"Date":"20220315","DateDescription":"Green Monday"},</text:p>
          </table:table-cell>
        </table:table-row>
        <table:table-row table:style-name="ro4">
          <table:table-cell office:value-type="string" calcext:value-type="string">
            <text:p>25 Mar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Greek Independence Da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COM.MICROSOFT.CONCAT([.E5];TEXT([.F5];&quot;00&quot;);TEXT([.G5];&quot;00&quot;))" office:value-type="string" office:string-value="20220325" calcext:value-type="string">
            <text:p>20220325</text:p>
          </table:table-cell>
          <table:table-cell table:formula="of:=&quot;&quot;&quot;Date&quot;&quot;:&quot;&quot;&quot; &amp;[.$H5] &amp;&quot;&quot;&quot;&quot;" office:value-type="string" office:string-value="&quot;Date&quot;:&quot;20220325&quot;" calcext:value-type="string">
            <text:p>"Date":"20220325"</text:p>
          </table:table-cell>
          <table:table-cell table:formula="of:=&quot;&quot;&quot;DateDescription&quot;&quot;:&quot;&quot;&quot; &amp;[.$C5] &amp;&quot;&quot;&quot;&quot;" office:value-type="string" office:string-value="&quot;DateDescription&quot;:&quot;Greek Independence Day&quot;" calcext:value-type="string">
            <text:p>"DateDescription":"Greek Independence Day"</text:p>
          </table:table-cell>
          <table:table-cell table:formula="of:=COM.MICROSOFT.CONCAT(&quot;{&quot;;[.I5];&quot;,&quot;;[.J5];&quot;},&quot;)" office:value-type="string" office:string-value="{&quot;Date&quot;:&quot;20220325&quot;,&quot;DateDescription&quot;:&quot;Greek Independence Day&quot;}," calcext:value-type="string">
            <text:p>{"Date":"20220325","DateDescription":"Greek Independence Day"},</text:p>
          </table:table-cell>
        </table:table-row>
        <table:table-row table:style-name="ro4">
          <table:table-cell office:value-type="string" calcext:value-type="string">
            <text:p>1 Apr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Cyprus National Holida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CONCAT([.E6];TEXT([.F6];&quot;00&quot;);TEXT([.G6];&quot;00&quot;))" office:value-type="string" office:string-value="20220401" calcext:value-type="string">
            <text:p>20220401</text:p>
          </table:table-cell>
          <table:table-cell table:formula="of:=&quot;&quot;&quot;Date&quot;&quot;:&quot;&quot;&quot; &amp;[.$H6] &amp;&quot;&quot;&quot;&quot;" office:value-type="string" office:string-value="&quot;Date&quot;:&quot;20220401&quot;" calcext:value-type="string">
            <text:p>"Date":"20220401"</text:p>
          </table:table-cell>
          <table:table-cell table:formula="of:=&quot;&quot;&quot;DateDescription&quot;&quot;:&quot;&quot;&quot; &amp;[.$C6] &amp;&quot;&quot;&quot;&quot;" office:value-type="string" office:string-value="&quot;DateDescription&quot;:&quot;Cyprus National Holiday&quot;" calcext:value-type="string">
            <text:p>"DateDescription":"Cyprus National Holiday"</text:p>
          </table:table-cell>
          <table:table-cell table:formula="of:=COM.MICROSOFT.CONCAT(&quot;{&quot;;[.I6];&quot;,&quot;;[.J6];&quot;},&quot;)" office:value-type="string" office:string-value="{&quot;Date&quot;:&quot;20220401&quot;,&quot;DateDescription&quot;:&quot;Cyprus National Holiday&quot;}," calcext:value-type="string">
            <text:p>{"Date":"20220401","DateDescription":"Cyprus National Holiday"},</text:p>
          </table:table-cell>
        </table:table-row>
        <table:table-row table:style-name="ro4">
          <table:table-cell office:value-type="string" calcext:value-type="string">
            <text:p>22 Apr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Good Friday (Orthodox)</text:p>
          </table:table-cell>
          <table:table-cell office:value-type="string" calcext:value-type="string">
            <text:p>National holiday, Orthodox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COM.MICROSOFT.CONCAT([.E7];TEXT([.F7];&quot;00&quot;);TEXT([.G7];&quot;00&quot;))" office:value-type="string" office:string-value="20220430" calcext:value-type="string">
            <text:p>20220430</text:p>
          </table:table-cell>
          <table:table-cell table:formula="of:=&quot;&quot;&quot;Date&quot;&quot;:&quot;&quot;&quot; &amp;[.$H7] &amp;&quot;&quot;&quot;&quot;" office:value-type="string" office:string-value="&quot;Date&quot;:&quot;20220430&quot;" calcext:value-type="string">
            <text:p>"Date":"20220430"</text:p>
          </table:table-cell>
          <table:table-cell table:formula="of:=&quot;&quot;&quot;DateDescription&quot;&quot;:&quot;&quot;&quot; &amp;[.$C7] &amp;&quot;&quot;&quot;&quot;" office:value-type="string" office:string-value="&quot;DateDescription&quot;:&quot;Good Friday (Orthodox)&quot;" calcext:value-type="string">
            <text:p>"DateDescription":"Good Friday (Orthodox)"</text:p>
          </table:table-cell>
          <table:table-cell table:formula="of:=COM.MICROSOFT.CONCAT(&quot;{&quot;;[.I7];&quot;,&quot;;[.J7];&quot;},&quot;)" office:value-type="string" office:string-value="{&quot;Date&quot;:&quot;20220430&quot;,&quot;DateDescription&quot;:&quot;Good Friday (Orthodox)&quot;}," calcext:value-type="string">
            <text:p>{"Date":"20220430","DateDescription":"Good Friday (Orthodox)"},</text:p>
          </table:table-cell>
        </table:table-row>
        <table:table-row table:style-name="ro4">
          <table:table-cell office:value-type="string" calcext:value-type="string">
            <text:p>25 Apr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Easter Monday (Orthodox)</text:p>
          </table:table-cell>
          <table:table-cell office:value-type="string" calcext:value-type="string">
            <text:p>National holiday, Orthodox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CONCAT([.E8];TEXT([.F8];&quot;00&quot;);TEXT([.G8];&quot;00&quot;))" office:value-type="string" office:string-value="20220501" calcext:value-type="string">
            <text:p>20220501</text:p>
          </table:table-cell>
          <table:table-cell table:formula="of:=&quot;&quot;&quot;Date&quot;&quot;:&quot;&quot;&quot; &amp;[.$H8] &amp;&quot;&quot;&quot;&quot;" office:value-type="string" office:string-value="&quot;Date&quot;:&quot;20220501&quot;" calcext:value-type="string">
            <text:p>"Date":"20220501"</text:p>
          </table:table-cell>
          <table:table-cell table:formula="of:=&quot;&quot;&quot;DateDescription&quot;&quot;:&quot;&quot;&quot; &amp;[.$C8] &amp;&quot;&quot;&quot;&quot;" office:value-type="string" office:string-value="&quot;DateDescription&quot;:&quot;Easter Monday (Orthodox)&quot;" calcext:value-type="string">
            <text:p>"DateDescription":"Easter Monday (Orthodox)"</text:p>
          </table:table-cell>
          <table:table-cell table:formula="of:=COM.MICROSOFT.CONCAT(&quot;{&quot;;[.I8];&quot;,&quot;;[.J8];&quot;},&quot;)" office:value-type="string" office:string-value="{&quot;Date&quot;:&quot;20220501&quot;,&quot;DateDescription&quot;:&quot;Easter Monday (Orthodox)&quot;}," calcext:value-type="string">
            <text:p>{"Date":"20220501","DateDescription":"Easter Monday (Orthodox)"},</text:p>
          </table:table-cell>
        </table:table-row>
        <table:table-row table:style-name="ro2">
          <table:table-cell office:value-type="string" calcext:value-type="string">
            <text:p>1 M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Labour Day/May Da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[.E9];TEXT([.F9];&quot;00&quot;);TEXT([.G9];&quot;00&quot;))" office:value-type="string" office:string-value="20220503" calcext:value-type="string">
            <text:p>20220503</text:p>
          </table:table-cell>
          <table:table-cell table:formula="of:=&quot;&quot;&quot;Date&quot;&quot;:&quot;&quot;&quot; &amp;[.$H9] &amp;&quot;&quot;&quot;&quot;" office:value-type="string" office:string-value="&quot;Date&quot;:&quot;20220503&quot;" calcext:value-type="string">
            <text:p>"Date":"20220503"</text:p>
          </table:table-cell>
          <table:table-cell table:formula="of:=&quot;&quot;&quot;DateDescription&quot;&quot;:&quot;&quot;&quot; &amp;[.$C9] &amp;&quot;&quot;&quot;&quot;" office:value-type="string" office:string-value="&quot;DateDescription&quot;:&quot;Labour Day/May Day&quot;" calcext:value-type="string">
            <text:p>"DateDescription":"Labour Day/May Day"</text:p>
          </table:table-cell>
          <table:table-cell table:formula="of:=COM.MICROSOFT.CONCAT(&quot;{&quot;;[.I9];&quot;,&quot;;[.J9];&quot;},&quot;)" office:value-type="string" office:string-value="{&quot;Date&quot;:&quot;20220503&quot;,&quot;DateDescription&quot;:&quot;Labour Day/May Day&quot;}," calcext:value-type="string">
            <text:p>{"Date":"20220503","DateDescription":"Labour Day/May Day"},</text:p>
          </table:table-cell>
        </table:table-row>
        <table:table-row table:style-name="ro4">
          <table:table-cell office:value-type="string" calcext:value-type="string">
            <text:p>13 Ju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Orthodox Pentecost Monday</text:p>
          </table:table-cell>
          <table:table-cell office:value-type="string" calcext:value-type="string">
            <text:p>National holiday, Orthodox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CONCAT([.E10];TEXT([.F10];&quot;00&quot;);TEXT([.G10];&quot;00&quot;))" office:value-type="string" office:string-value="20220504" calcext:value-type="string">
            <text:p>20220504</text:p>
          </table:table-cell>
          <table:table-cell table:formula="of:=&quot;&quot;&quot;Date&quot;&quot;:&quot;&quot;&quot; &amp;[.$H10] &amp;&quot;&quot;&quot;&quot;" office:value-type="string" office:string-value="&quot;Date&quot;:&quot;20220504&quot;" calcext:value-type="string">
            <text:p>"Date":"20220504"</text:p>
          </table:table-cell>
          <table:table-cell table:formula="of:=&quot;&quot;&quot;DateDescription&quot;&quot;:&quot;&quot;&quot; &amp;[.$C10] &amp;&quot;&quot;&quot;&quot;" office:value-type="string" office:string-value="&quot;DateDescription&quot;:&quot;Orthodox Pentecost Monday&quot;" calcext:value-type="string">
            <text:p>"DateDescription":"Orthodox Pentecost Monday"</text:p>
          </table:table-cell>
          <table:table-cell table:formula="of:=COM.MICROSOFT.CONCAT(&quot;{&quot;;[.I10];&quot;,&quot;;[.J10];&quot;},&quot;)" office:value-type="string" office:string-value="{&quot;Date&quot;:&quot;20220504&quot;,&quot;DateDescription&quot;:&quot;Orthodox Pentecost Monday&quot;}," calcext:value-type="string">
            <text:p>{"Date":"20220504","DateDescription":"Orthodox Pentecost Monday"},</text:p>
          </table:table-cell>
        </table:table-row>
        <table:table-row table:style-name="ro4">
          <table:table-cell office:value-type="string" calcext:value-type="string">
            <text:p>15 Aug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ssumption of the Virgin Mar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COM.MICROSOFT.CONCAT([.E11];TEXT([.F11];&quot;00&quot;);TEXT([.G11];&quot;00&quot;))" office:value-type="string" office:string-value="20220621" calcext:value-type="string">
            <text:p>20220621</text:p>
          </table:table-cell>
          <table:table-cell table:formula="of:=&quot;&quot;&quot;Date&quot;&quot;:&quot;&quot;&quot; &amp;[.$H11] &amp;&quot;&quot;&quot;&quot;" office:value-type="string" office:string-value="&quot;Date&quot;:&quot;20220621&quot;" calcext:value-type="string">
            <text:p>"Date":"20220621"</text:p>
          </table:table-cell>
          <table:table-cell table:formula="of:=&quot;&quot;&quot;DateDescription&quot;&quot;:&quot;&quot;&quot; &amp;[.$C11] &amp;&quot;&quot;&quot;&quot;" office:value-type="string" office:string-value="&quot;DateDescription&quot;:&quot;Assumption of the Virgin Mary&quot;" calcext:value-type="string">
            <text:p>"DateDescription":"Assumption of the Virgin Mary"</text:p>
          </table:table-cell>
          <table:table-cell table:formula="of:=COM.MICROSOFT.CONCAT(&quot;{&quot;;[.I11];&quot;,&quot;;[.J11];&quot;},&quot;)" office:value-type="string" office:string-value="{&quot;Date&quot;:&quot;20220621&quot;,&quot;DateDescription&quot;:&quot;Assumption of the Virgin Mary&quot;}," calcext:value-type="string">
            <text:p>{"Date":"20220621","DateDescription":"Assumption of the Virgin Mary"},</text:p>
          </table:table-cell>
        </table:table-row>
        <table:table-row table:style-name="ro4">
          <table:table-cell office:value-type="string" calcext:value-type="string">
            <text:p>1 Oc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Cyprus Independence Da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COM.MICROSOFT.CONCAT([.E12];TEXT([.F12];&quot;00&quot;);TEXT([.G12];&quot;00&quot;))" office:value-type="string" office:string-value="20220815" calcext:value-type="string">
            <text:p>20220815</text:p>
          </table:table-cell>
          <table:table-cell table:formula="of:=&quot;&quot;&quot;Date&quot;&quot;:&quot;&quot;&quot; &amp;[.$H12] &amp;&quot;&quot;&quot;&quot;" office:value-type="string" office:string-value="&quot;Date&quot;:&quot;20220815&quot;" calcext:value-type="string">
            <text:p>"Date":"20220815"</text:p>
          </table:table-cell>
          <table:table-cell table:formula="of:=&quot;&quot;&quot;DateDescription&quot;&quot;:&quot;&quot;&quot; &amp;[.$C12] &amp;&quot;&quot;&quot;&quot;" office:value-type="string" office:string-value="&quot;DateDescription&quot;:&quot;Cyprus Independence Day&quot;" calcext:value-type="string">
            <text:p>"DateDescription":"Cyprus Independence Day"</text:p>
          </table:table-cell>
          <table:table-cell table:formula="of:=COM.MICROSOFT.CONCAT(&quot;{&quot;;[.I12];&quot;,&quot;;[.J12];&quot;},&quot;)" office:value-type="string" office:string-value="{&quot;Date&quot;:&quot;20220815&quot;,&quot;DateDescription&quot;:&quot;Cyprus Independence Day&quot;}," calcext:value-type="string">
            <text:p>{"Date":"20220815","DateDescription":"Cyprus Independence Day"},</text:p>
          </table:table-cell>
        </table:table-row>
        <table:table-row table:style-name="ro2">
          <table:table-cell office:value-type="string" calcext:value-type="string">
            <text:p>28 Oct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Ochi Da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[.E13];TEXT([.F13];&quot;00&quot;);TEXT([.G13];&quot;00&quot;))" office:value-type="string" office:string-value="20221001" calcext:value-type="string">
            <text:p>20221001</text:p>
          </table:table-cell>
          <table:table-cell table:formula="of:=&quot;&quot;&quot;Date&quot;&quot;:&quot;&quot;&quot; &amp;[.$H13] &amp;&quot;&quot;&quot;&quot;" office:value-type="string" office:string-value="&quot;Date&quot;:&quot;20221001&quot;" calcext:value-type="string">
            <text:p>"Date":"20221001"</text:p>
          </table:table-cell>
          <table:table-cell table:formula="of:=&quot;&quot;&quot;DateDescription&quot;&quot;:&quot;&quot;&quot; &amp;[.$C13] &amp;&quot;&quot;&quot;&quot;" office:value-type="string" office:string-value="&quot;DateDescription&quot;:&quot;Ochi Day&quot;" calcext:value-type="string">
            <text:p>"DateDescription":"Ochi Day"</text:p>
          </table:table-cell>
          <table:table-cell table:formula="of:=COM.MICROSOFT.CONCAT(&quot;{&quot;;[.I13];&quot;,&quot;;[.J13];&quot;},&quot;)" office:value-type="string" office:string-value="{&quot;Date&quot;:&quot;20221001&quot;,&quot;DateDescription&quot;:&quot;Ochi Day&quot;}," calcext:value-type="string">
            <text:p>{"Date":"20221001","DateDescription":"Ochi Day"},</text:p>
          </table:table-cell>
        </table:table-row>
        <table:table-row table:style-name="ro2">
          <table:table-cell office:value-type="string" calcext:value-type="string">
            <text:p>25 Dec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Christmas Da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COM.MICROSOFT.CONCAT([.E14];TEXT([.F14];&quot;00&quot;);TEXT([.G14];&quot;00&quot;))" office:value-type="string" office:string-value="20221028" calcext:value-type="string">
            <text:p>20221028</text:p>
          </table:table-cell>
          <table:table-cell table:formula="of:=&quot;&quot;&quot;Date&quot;&quot;:&quot;&quot;&quot; &amp;[.$H14] &amp;&quot;&quot;&quot;&quot;" office:value-type="string" office:string-value="&quot;Date&quot;:&quot;20221028&quot;" calcext:value-type="string">
            <text:p>"Date":"20221028"</text:p>
          </table:table-cell>
          <table:table-cell table:formula="of:=&quot;&quot;&quot;DateDescription&quot;&quot;:&quot;&quot;&quot; &amp;[.$C14] &amp;&quot;&quot;&quot;&quot;" office:value-type="string" office:string-value="&quot;DateDescription&quot;:&quot;Christmas Day&quot;" calcext:value-type="string">
            <text:p>"DateDescription":"Christmas Day"</text:p>
          </table:table-cell>
          <table:table-cell table:formula="of:=COM.MICROSOFT.CONCAT(&quot;{&quot;;[.I14];&quot;,&quot;;[.J14];&quot;},&quot;)" office:value-type="string" office:string-value="{&quot;Date&quot;:&quot;20221028&quot;,&quot;DateDescription&quot;:&quot;Christmas Day&quot;}," calcext:value-type="string">
            <text:p>{"Date":"20221028","DateDescription":"Christmas Day"},</text:p>
          </table:table-cell>
        </table:table-row>
        <table:table-row table:style-name="ro2">
          <table:table-cell office:value-type="string" calcext:value-type="string">
            <text:p>26 Dec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Boxing Day</text:p>
          </table:table-cell>
          <table:table-cell office:value-type="string" calcext:value-type="string">
            <text:p>National holiday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COM.MICROSOFT.CONCAT([.E15];TEXT([.F15];&quot;00&quot;);TEXT([.G15];&quot;00&quot;))" office:value-type="string" office:string-value="20221225" calcext:value-type="string">
            <text:p>20221225</text:p>
          </table:table-cell>
          <table:table-cell table:formula="of:=&quot;&quot;&quot;Date&quot;&quot;:&quot;&quot;&quot; &amp;[.$H15] &amp;&quot;&quot;&quot;&quot;" office:value-type="string" office:string-value="&quot;Date&quot;:&quot;20221225&quot;" calcext:value-type="string">
            <text:p>"Date":"20221225"</text:p>
          </table:table-cell>
          <table:table-cell table:formula="of:=&quot;&quot;&quot;DateDescription&quot;&quot;:&quot;&quot;&quot; &amp;[.$C15] &amp;&quot;&quot;&quot;&quot;" office:value-type="string" office:string-value="&quot;DateDescription&quot;:&quot;Boxing Day&quot;" calcext:value-type="string">
            <text:p>"DateDescription":"Boxing Day"</text:p>
          </table:table-cell>
          <table:table-cell table:formula="of:=COM.MICROSOFT.CONCAT(&quot;{&quot;;[.I15];&quot;,&quot;;[.J15];&quot;},&quot;)" office:value-type="string" office:string-value="{&quot;Date&quot;:&quot;20221225&quot;,&quot;DateDescription&quot;:&quot;Boxing Day&quot;}," calcext:value-type="string">
            <text:p>{"Date":"20221225","DateDescription":"Boxing Day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9:28:24.451888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20:50:38.766453263</meta:creation-date>
    <dc:date>2022-03-14T19:31:02.039035222</dc:date>
    <meta:editing-duration>PT4M7S</meta:editing-duration>
    <meta:editing-cycles>2</meta:editing-cycles>
    <meta:generator>LibreOffice/6.4.7.2$Linux_X86_64 LibreOffice_project/40$Build-2</meta:generator>
    <meta:document-statistic meta:table-count="1" meta:cell-count="161" meta:object-count="0"/>
  </office:meta>
</office:document-meta>
</file>